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" svg:font-family="Roboto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1pt" officeooo:rsid="0001d89a" officeooo:paragraph-rsid="0001d89a" style:font-size-asian="11pt" style:font-size-complex="11pt"/>
    </style:style>
    <style:style style:name="P2" style:family="paragraph" style:parent-style-name="Standard">
      <style:text-properties style:font-name="Roboto" fo:font-size="11pt" fo:font-weight="bold" officeooo:rsid="0001d89a" officeooo:paragraph-rsid="0001d89a" style:font-size-asian="11pt" style:font-weight-asian="bold" style:font-size-complex="11pt" style:font-weight-complex="bold"/>
    </style:style>
    <style:style style:name="P3" style:family="paragraph" style:parent-style-name="Standard">
      <style:text-properties officeooo:paragraph-rsid="0001d89a"/>
    </style:style>
    <style:style style:name="T1" style:family="text">
      <style:text-properties officeooo:rsid="0001d89a"/>
    </style:style>
    <style:style style:name="T2" style:family="text">
      <style:text-properties fo:color="#cc7832" style:font-name="Consolas" fo:font-size="10pt" fo:font-style="normal" fo:font-weight="normal" style:font-size-asian="10pt" style:font-style-asian="normal" style:font-weight-asian="normal"/>
    </style:style>
    <style:style style:name="T3" style:family="text">
      <style:text-properties fo:color="#cc7832" fo:font-size="10pt" fo:font-style="normal" fo:font-weight="normal" style:font-size-asian="10pt" style:font-style-asian="normal" style:font-weight-asian="normal"/>
    </style:style>
    <style:style style:name="T4" style:family="text">
      <style:text-properties fo:color="#cc7832" fo:font-style="normal" fo:font-weight="normal" style:font-style-asian="normal" style:font-weight-asian="normal"/>
    </style:style>
    <style:style style:name="T5" style:family="text">
      <style:text-properties fo:color="#cc7832" fo:font-style="normal" fo:font-weight="normal" fo:background-color="#ffff00" loext:char-shading-value="0" style:font-style-asian="normal" style:font-weight-asian="normal"/>
    </style:style>
    <style:style style:name="T6" style:family="text">
      <style:text-properties fo:color="#cc7832" fo:font-style="normal" fo:font-weight="normal" fo:background-color="#ffff00" loext:char-shading-value="0" style:font-style-asian="normal" style:font-weight-asian="normal"/>
    </style:style>
    <style:style style:name="T7" style:family="text">
      <style:text-properties fo:color="#cc7832" fo:font-style="normal" fo:font-weight="normal" fo:background-color="#ffffa6" loext:char-shading-value="0" style:font-style-asian="normal" style:font-weight-asian="normal"/>
    </style:style>
    <style:style style:name="T8" style:family="text">
      <style:text-properties fo:color="#cc7832" fo:font-style="normal" fo:font-weight="normal" fo:background-color="transparent" loext:char-shading-value="0" style:font-style-asian="normal" style:font-weight-asian="normal"/>
    </style:style>
    <style:style style:name="T9" style:family="text">
      <style:text-properties fo:color="#cc7832" style:font-name="Roboto" fo:font-size="11pt" fo:font-style="normal" fo:font-weight="normal" officeooo:rsid="0001d89a" style:font-size-asian="11pt" style:font-style-asian="normal" style:font-weight-asian="normal" style:font-size-complex="11pt"/>
    </style:style>
    <style:style style:name="T10" style:family="text">
      <style:text-properties fo:color="#cc7832" style:font-name="Roboto" fo:font-size="11pt" fo:font-style="normal" fo:font-weight="normal" officeooo:rsid="0001d89a" fo:background-color="transparent" loext:char-shading-value="0" style:font-size-asian="11pt" style:font-style-asian="normal" style:font-weight-asian="normal" style:font-size-complex="11pt"/>
    </style:style>
    <style:style style:name="T11" style:family="text">
      <style:text-properties fo:color="#6a8759" style:font-name="Consolas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a8759" fo:font-size="10pt" fo:font-style="normal" fo:font-weight="normal" style:font-size-asian="10pt" style:font-style-asian="normal" style:font-weight-asian="normal"/>
    </style:style>
    <style:style style:name="T13" style:family="text">
      <style:text-properties fo:color="#6a8759" fo:font-style="normal" fo:font-weight="normal" style:font-style-asian="normal" style:font-weight-asian="normal"/>
    </style:style>
    <style:style style:name="T14" style:family="text">
      <style:text-properties fo:color="#6a8759" fo:font-style="normal" fo:font-weight="normal" fo:background-color="#ffff00" loext:char-shading-value="0" style:font-style-asian="normal" style:font-weight-asian="normal"/>
    </style:style>
    <style:style style:name="T15" style:family="text">
      <style:text-properties fo:color="#6a8759" fo:font-style="normal" fo:font-weight="normal" fo:background-color="#ffff00" loext:char-shading-value="0" style:font-style-asian="normal" style:font-weight-asian="normal"/>
    </style:style>
    <style:style style:name="T16" style:family="text">
      <style:text-properties fo:color="#6a8759" fo:font-style="normal" fo:font-weight="normal" fo:background-color="#ffffa6" loext:char-shading-value="0" style:font-style-asian="normal" style:font-weight-asian="normal"/>
    </style:style>
    <style:style style:name="T17" style:family="text">
      <style:text-properties fo:color="#6a8759" fo:font-style="normal" fo:font-weight="normal" fo:background-color="transparent" loext:char-shading-value="0" style:font-style-asian="normal" style:font-weight-asian="normal"/>
    </style:style>
    <style:style style:name="T18" style:family="text">
      <style:text-properties fo:color="#6a8759" style:font-name="Roboto" fo:font-size="11pt" fo:font-style="normal" fo:font-weight="normal" officeooo:rsid="0001d89a" style:font-size-asian="11pt" style:font-style-asian="normal" style:font-weight-asian="normal" style:font-size-complex="11pt"/>
    </style:style>
    <style:style style:name="T19" style:family="text">
      <style:text-properties fo:color="#6a8759" style:font-name="Roboto" fo:font-size="11pt" fo:font-style="normal" fo:font-weight="normal" officeooo:rsid="0001d89a" fo:background-color="transparent" loext:char-shading-value="0" style:font-size-asian="11pt" style:font-style-asian="normal" style:font-weight-asian="normal" style:font-size-complex="11pt"/>
    </style:style>
    <style:style style:name="T20" style:family="text">
      <style:text-properties fo:color="#ffc66d" style:font-name="Consolas" fo:font-size="10pt" fo:font-style="normal" fo:font-weight="normal" style:font-size-asian="10pt" style:font-style-asian="normal" style:font-weight-asian="normal"/>
    </style:style>
    <style:style style:name="T21" style:family="text">
      <style:text-properties fo:color="#ffc66d" style:font-name="Consolas" fo:font-size="10pt" fo:font-style="italic" fo:font-weight="normal" style:font-size-asian="10pt" style:font-style-asian="italic" style:font-weight-asian="normal"/>
    </style:style>
    <style:style style:name="T22" style:family="text">
      <style:text-properties fo:color="#ffc66d" fo:font-size="10pt" fo:font-style="normal" fo:font-weight="normal" style:font-size-asian="10pt" style:font-style-asian="normal" style:font-weight-asian="normal"/>
    </style:style>
    <style:style style:name="T23" style:family="text">
      <style:text-properties fo:color="#ffc66d" fo:font-size="10pt" fo:font-style="italic" fo:font-weight="normal" style:font-size-asian="10pt" style:font-style-asian="italic" style:font-weight-asian="normal"/>
    </style:style>
    <style:style style:name="T24" style:family="text">
      <style:text-properties fo:color="#ffc66d" fo:font-style="normal" fo:font-weight="normal" style:font-style-asian="normal" style:font-weight-asian="normal"/>
    </style:style>
    <style:style style:name="T25" style:family="text">
      <style:text-properties fo:color="#ffc66d" fo:font-style="normal" fo:font-weight="normal" fo:background-color="#ffff00" loext:char-shading-value="0" style:font-style-asian="normal" style:font-weight-asian="normal"/>
    </style:style>
    <style:style style:name="T26" style:family="text">
      <style:text-properties fo:color="#ffc66d" fo:font-style="normal" fo:font-weight="normal" fo:background-color="#ffff00" loext:char-shading-value="0" style:font-style-asian="normal" style:font-weight-asian="normal"/>
    </style:style>
    <style:style style:name="T27" style:family="text">
      <style:text-properties fo:color="#ffc66d" fo:font-style="normal" fo:font-weight="normal" fo:background-color="#ffffa6" loext:char-shading-value="0" style:font-style-asian="normal" style:font-weight-asian="normal"/>
    </style:style>
    <style:style style:name="T28" style:family="text">
      <style:text-properties fo:color="#ffc66d" fo:font-style="normal" fo:font-weight="normal" fo:background-color="transparent" loext:char-shading-value="0" style:font-style-asian="normal" style:font-weight-asian="normal"/>
    </style:style>
    <style:style style:name="T29" style:family="text">
      <style:text-properties fo:color="#ffc66d" fo:font-style="italic" fo:font-weight="normal" style:font-style-asian="italic" style:font-weight-asian="normal"/>
    </style:style>
    <style:style style:name="T30" style:family="text">
      <style:text-properties fo:color="#ffc66d" style:font-name="Roboto" fo:font-size="11pt" fo:font-style="normal" fo:font-weight="normal" officeooo:rsid="0001d89a" fo:background-color="transparent" loext:char-shading-value="0" style:font-size-asian="11pt" style:font-style-asian="normal" style:font-weight-asian="normal" style:font-size-complex="11pt"/>
    </style:style>
    <style:style style:name="T31" style:family="text">
      <style:text-properties fo:color="#ffc66d" style:font-name="Roboto" fo:font-size="11pt" fo:font-style="normal" fo:font-weight="normal" officeooo:rsid="0001d89a" style:font-size-asian="11pt" style:font-style-asian="normal" style:font-weight-asian="normal" style:font-size-complex="11pt"/>
    </style:style>
    <style:style style:name="T32" style:family="text">
      <style:text-properties fo:color="#ffc66d" style:font-name="Roboto" fo:font-size="11pt" fo:font-style="italic" fo:font-weight="normal" officeooo:rsid="0001d89a" style:font-size-asian="11pt" style:font-style-asian="italic" style:font-weight-asian="normal" style:font-size-complex="11pt"/>
    </style:style>
    <style:style style:name="T33" style:family="text">
      <style:text-properties fo:color="#a9b7c6" style:font-name="Consolas" fo:font-size="10pt" fo:font-style="normal" fo:font-weight="normal" style:font-size-asian="10pt" style:font-style-asian="normal" style:font-weight-asian="normal"/>
    </style:style>
    <style:style style:name="T34" style:family="text">
      <style:text-properties fo:color="#a9b7c6" fo:font-size="10pt" fo:font-style="normal" fo:font-weight="normal" style:font-size-asian="10pt" style:font-style-asian="normal" style:font-weight-asian="normal"/>
    </style:style>
    <style:style style:name="T35" style:family="text">
      <style:text-properties fo:color="#a9b7c6" fo:font-style="normal" fo:font-weight="normal" style:font-style-asian="normal" style:font-weight-asian="normal"/>
    </style:style>
    <style:style style:name="T36" style:family="text">
      <style:text-properties fo:color="#a9b7c6" fo:font-style="normal" fo:font-weight="normal" fo:background-color="#ffff00" loext:char-shading-value="0" style:font-style-asian="normal" style:font-weight-asian="normal"/>
    </style:style>
    <style:style style:name="T37" style:family="text">
      <style:text-properties fo:color="#a9b7c6" fo:font-style="normal" fo:font-weight="normal" fo:background-color="#ffff00" loext:char-shading-value="0" style:font-style-asian="normal" style:font-weight-asian="normal"/>
    </style:style>
    <style:style style:name="T38" style:family="text">
      <style:text-properties fo:color="#a9b7c6" fo:font-style="normal" fo:font-weight="normal" fo:background-color="#ffffa6" loext:char-shading-value="0" style:font-style-asian="normal" style:font-weight-asian="normal"/>
    </style:style>
    <style:style style:name="T39" style:family="text">
      <style:text-properties fo:color="#a9b7c6" fo:font-style="normal" fo:font-weight="normal" fo:background-color="transparent" loext:char-shading-value="0" style:font-style-asian="normal" style:font-weight-asian="normal"/>
    </style:style>
    <style:style style:name="T40" style:family="text">
      <style:text-properties fo:color="#a9b7c6" style:font-name="Roboto" fo:font-size="11pt" fo:font-style="normal" fo:font-weight="normal" officeooo:rsid="0001d89a" fo:background-color="transparent" loext:char-shading-value="0" style:font-size-asian="11pt" style:font-style-asian="normal" style:font-weight-asian="normal" style:font-size-complex="11pt"/>
    </style:style>
    <style:style style:name="T41" style:family="text">
      <style:text-properties fo:color="#a9b7c6" style:font-name="Roboto" fo:font-size="11pt" fo:font-style="normal" fo:font-weight="normal" officeooo:rsid="0001d89a" style:font-size-asian="11pt" style:font-style-asian="normal" style:font-weight-asian="normal" style:font-size-complex="11pt"/>
    </style:style>
    <style:style style:name="T42" style:family="text">
      <style:text-properties fo:color="#9876aa" style:font-name="Consolas" fo:font-size="10pt" fo:font-style="italic" fo:font-weight="normal" style:font-size-asian="10pt" style:font-style-asian="italic" style:font-weight-asian="normal"/>
    </style:style>
    <style:style style:name="T43" style:family="text">
      <style:text-properties fo:color="#9876aa" style:font-name="Consolas" fo:font-size="10pt" fo:font-style="normal" fo:font-weight="normal" style:font-size-asian="10pt" style:font-style-asian="normal" style:font-weight-asian="normal"/>
    </style:style>
    <style:style style:name="T44" style:family="text">
      <style:text-properties fo:color="#9876aa" fo:font-size="10pt" fo:font-style="italic" fo:font-weight="normal" style:font-size-asian="10pt" style:font-style-asian="italic" style:font-weight-asian="normal"/>
    </style:style>
    <style:style style:name="T45" style:family="text">
      <style:text-properties fo:color="#9876aa" fo:font-size="10pt" fo:font-style="normal" fo:font-weight="normal" style:font-size-asian="10pt" style:font-style-asian="normal" style:font-weight-asian="normal"/>
    </style:style>
    <style:style style:name="T46" style:family="text">
      <style:text-properties fo:color="#9876aa" fo:font-style="italic" fo:font-weight="normal" style:font-style-asian="italic" style:font-weight-asian="normal"/>
    </style:style>
    <style:style style:name="T47" style:family="text">
      <style:text-properties fo:color="#9876aa" fo:font-style="italic" fo:font-weight="normal" fo:background-color="#ffff00" loext:char-shading-value="0" style:font-style-asian="italic" style:font-weight-asian="normal"/>
    </style:style>
    <style:style style:name="T48" style:family="text">
      <style:text-properties fo:color="#9876aa" fo:font-style="italic" fo:font-weight="normal" fo:background-color="#ffff00" loext:char-shading-value="0" style:font-style-asian="italic" style:font-weight-asian="normal"/>
    </style:style>
    <style:style style:name="T49" style:family="text">
      <style:text-properties fo:color="#9876aa" fo:font-style="italic" fo:font-weight="normal" fo:background-color="#ffffa6" loext:char-shading-value="0" style:font-style-asian="italic" style:font-weight-asian="normal"/>
    </style:style>
    <style:style style:name="T50" style:family="text">
      <style:text-properties fo:color="#9876aa" fo:font-style="italic" fo:font-weight="normal" fo:background-color="transparent" loext:char-shading-value="0" style:font-style-asian="italic" style:font-weight-asian="normal"/>
    </style:style>
    <style:style style:name="T51" style:family="text">
      <style:text-properties fo:color="#9876aa" fo:font-style="normal" fo:font-weight="normal" style:font-style-asian="normal" style:font-weight-asian="normal"/>
    </style:style>
    <style:style style:name="T52" style:family="text">
      <style:text-properties fo:color="#9876aa" style:font-name="Roboto" fo:font-size="11pt" fo:font-style="italic" fo:font-weight="normal" officeooo:rsid="0001d89a" fo:background-color="transparent" loext:char-shading-value="0" style:font-size-asian="11pt" style:font-style-asian="italic" style:font-weight-asian="normal" style:font-size-complex="11pt"/>
    </style:style>
    <style:style style:name="T53" style:family="text">
      <style:text-properties fo:color="#9876aa" style:font-name="Roboto" fo:font-size="11pt" fo:font-style="italic" fo:font-weight="normal" officeooo:rsid="0001d89a" style:font-size-asian="11pt" style:font-style-asian="italic" style:font-weight-asian="normal" style:font-size-complex="11pt"/>
    </style:style>
    <style:style style:name="T54" style:family="text">
      <style:text-properties fo:color="#9876aa" style:font-name="Roboto" fo:font-size="11pt" fo:font-style="normal" fo:font-weight="normal" officeooo:rsid="0001d89a" style:font-size-asian="11pt" style:font-style-asian="normal" style:font-weight-asian="normal" style:font-size-complex="11pt"/>
    </style:style>
    <style:style style:name="T55" style:family="text">
      <style:text-properties fo:color="#808080" style:font-name="Consolas" fo:font-size="10pt" fo:font-style="normal" fo:font-weight="normal" style:font-size-asian="10pt" style:font-style-asian="normal" style:font-weight-asian="normal"/>
    </style:style>
    <style:style style:name="T56" style:family="text">
      <style:text-properties fo:color="#808080" fo:font-size="10pt" fo:font-style="normal" fo:font-weight="normal" style:font-size-asian="10pt" style:font-style-asian="normal" style:font-weight-asian="normal"/>
    </style:style>
    <style:style style:name="T57" style:family="text">
      <style:text-properties fo:color="#808080" fo:font-style="normal" fo:font-weight="normal" style:font-style-asian="normal" style:font-weight-asian="normal"/>
    </style:style>
    <style:style style:name="T58" style:family="text">
      <style:text-properties fo:color="#808080" style:font-name="Roboto" fo:font-size="11pt" fo:font-style="normal" fo:font-weight="normal" officeooo:rsid="0001d89a" style:font-size-asian="11pt" style:font-style-asian="normal" style:font-weight-asian="normal" style:font-size-complex="11pt"/>
    </style:style>
    <style:style style:name="T59" style:family="text">
      <style:text-properties fo:color="#bbb529" style:font-name="Consolas" fo:font-size="10pt" fo:font-style="normal" fo:font-weight="normal" style:font-size-asian="10pt" style:font-style-asian="normal" style:font-weight-asian="normal"/>
    </style:style>
    <style:style style:name="T60" style:family="text">
      <style:text-properties fo:color="#bbb529" fo:font-size="10pt" fo:font-style="normal" fo:font-weight="normal" style:font-size-asian="10pt" style:font-style-asian="normal" style:font-weight-asian="normal"/>
    </style:style>
    <style:style style:name="T61" style:family="text">
      <style:text-properties fo:color="#bbb529" fo:font-style="normal" fo:font-weight="normal" style:font-style-asian="normal" style:font-weight-asian="normal"/>
    </style:style>
    <style:style style:name="T62" style:family="text">
      <style:text-properties fo:color="#bbb529" style:font-name="Roboto" fo:font-size="11pt" fo:font-style="normal" fo:font-weight="normal" officeooo:rsid="0001d89a" style:font-size-asian="11pt" style:font-style-asian="normal" style:font-weight-asian="normal" style:font-size-complex="11pt"/>
    </style:style>
    <style:style style:name="T63" style:family="text">
      <style:text-properties fo:color="#6897bb" style:font-name="Consolas" fo:font-size="10pt" fo:font-style="normal" fo:font-weight="normal" style:font-size-asian="10pt" style:font-style-asian="normal" style:font-weight-asian="normal"/>
    </style:style>
    <style:style style:name="T64" style:family="text">
      <style:text-properties fo:color="#6897bb" fo:font-size="10pt" fo:font-style="normal" fo:font-weight="normal" style:font-size-asian="10pt" style:font-style-asian="normal" style:font-weight-asian="normal"/>
    </style:style>
    <style:style style:name="T65" style:family="text">
      <style:text-properties fo:color="#6897bb" fo:font-style="normal" fo:font-weight="normal" style:font-style-asian="normal" style:font-weight-asian="normal"/>
    </style:style>
    <style:style style:name="T66" style:family="text">
      <style:text-properties fo:color="#6897bb" style:font-name="Roboto" fo:font-size="11pt" fo:font-style="normal" fo:font-weight="normal" officeooo:rsid="0001d89a" style:font-size-asian="11pt" style:font-style-asian="normal" style:font-weight-asian="normal" style:font-size-complex="11pt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background-color="#ffff00" loext:char-shading-value="0"/>
    </style:style>
    <style:style style:name="T69" style:family="text">
      <style:text-properties fo:background-color="#ffff00" loext:char-shading-value="0"/>
    </style:style>
    <style:style style:name="T70" style:family="text">
      <style:text-properties fo:background-color="#ffffa6" loext:char-shading-value="0"/>
    </style:style>
    <style:style style:name="T71" style:family="text">
      <style:text-properties fo:background-color="transparent" loext:char-shading-value="0"/>
    </style:style>
    <style:style style:name="T72" style:family="text">
      <style:text-properties style:font-name="Roboto" fo:font-size="11pt" officeooo:rsid="0001d89a" style:font-size-asian="11pt" style:font-size-complex="11pt"/>
    </style:style>
    <style:style style:name="T73" style:family="text">
      <style:text-properties style:font-name="Roboto" fo:font-size="11pt" officeooo:rsid="0001d89a" fo:background-color="transparent" loext:char-shading-value="0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PLICACIONES MOVILES TAREA 4.2</text:p>
      <text:p text:style-name="P2"/>
      <text:p text:style-name="P1"><text:span text:style-name="T67">main.dart</text:span></text:p>
      <text:p text:style-name="P3"><text:span text:style-name="T9">import </text:span><text:span text:style-name="T18">'package:flutter/material.dart'</text:span><text:span text:style-name="T9">;</text:span><text:span text:style-name="T72"><text:line-break/><text:line-break/>//aquí empieza la parte que he editado<text:line-break/></text:span><text:span text:style-name="T10">void </text:span><text:span text:style-name="T30">main</text:span><text:span text:style-name="T40">(){</text:span><text:span text:style-name="T73"><text:line-break/></text:span><text:span text:style-name="T40"> <text:s/>runApp(</text:span><text:span text:style-name="T73"><text:line-break/></text:span><text:span text:style-name="T40"> <text:s text:c="5"/></text:span><text:span text:style-name="T30">MaterialApp</text:span><text:span text:style-name="T40">(</text:span><text:span text:style-name="T73"><text:line-break/></text:span><text:span text:style-name="T40"> <text:s text:c="7"/>title: </text:span><text:span text:style-name="T19">'Mi primera aplicación'</text:span><text:span text:style-name="T10">,</text:span><text:span text:style-name="T73"><text:line-break/></text:span><text:span text:style-name="T10"> <text:s text:c="7"/></text:span><text:span text:style-name="T40">home: </text:span><text:span text:style-name="T30">Scaffold</text:span><text:span text:style-name="T40">(</text:span><text:span text:style-name="T73"><text:line-break/></text:span><text:span text:style-name="T40"> <text:s text:c="9"/>appBar: </text:span><text:span text:style-name="T30">AppBar</text:span><text:span text:style-name="T40">(</text:span><text:span text:style-name="T73"><text:line-break/></text:span><text:span text:style-name="T40"> <text:s text:c="11"/>title: </text:span><text:span text:style-name="T30">Center</text:span><text:span text:style-name="T40">(</text:span><text:span text:style-name="T73"><text:line-break/></text:span><text:span text:style-name="T40"> <text:s text:c="13"/>child: </text:span><text:span text:style-name="T30">Text </text:span><text:span text:style-name="T40">(</text:span><text:span text:style-name="T19">'Perfil de Usuario'</text:span><text:span text:style-name="T40">)</text:span><text:span text:style-name="T10">,</text:span><text:span text:style-name="T73"><text:line-break/></text:span><text:span text:style-name="T10"> <text:s text:c="11"/></text:span><text:span text:style-name="T40">)</text:span><text:span text:style-name="T10">,</text:span><text:span text:style-name="T73"><text:line-break/></text:span><text:span text:style-name="T10"> <text:s text:c="9"/></text:span><text:span text:style-name="T40">)</text:span><text:span text:style-name="T10">,</text:span><text:span text:style-name="T73"><text:line-break/></text:span><text:span text:style-name="T10"> <text:s text:c="9"/></text:span><text:span text:style-name="T40">body: </text:span><text:span text:style-name="T30">Center</text:span><text:span text:style-name="T40">(</text:span><text:span text:style-name="T73"><text:line-break/></text:span><text:span text:style-name="T40"> <text:s text:c="11"/>child: </text:span><text:span text:style-name="T30">Text </text:span><text:span text:style-name="T40">(</text:span><text:span text:style-name="T19">'Carmen María Velasco Acosta'</text:span><text:span text:style-name="T40">)</text:span><text:span text:style-name="T10">,</text:span><text:span text:style-name="T73"><text:line-break/></text:span><text:span text:style-name="T10"> <text:s text:c="9"/></text:span><text:span text:style-name="T40">)</text:span><text:span text:style-name="T10">,</text:span><text:span text:style-name="T73"><text:line-break/></text:span><text:span text:style-name="T10"> <text:s text:c="9"/></text:span><text:span text:style-name="T40">floatingActionButton: </text:span><text:span text:style-name="T30">FloatingActionButton</text:span><text:span text:style-name="T40">(</text:span><text:span text:style-name="T73"><text:line-break/></text:span><text:span text:style-name="T40"> <text:s text:c="11"/>child: </text:span><text:span text:style-name="T30">Icon</text:span><text:span text:style-name="T40">(Icons.</text:span><text:span text:style-name="T52">beach_access</text:span><text:span text:style-name="T40">)</text:span><text:span text:style-name="T10">,</text:span><text:span text:style-name="T73"><text:line-break/></text:span><text:span text:style-name="T10"> <text:s text:c="11"/></text:span><text:span text:style-name="T40">onPressed: (){}</text:span><text:span text:style-name="T10">,</text:span><text:span text:style-name="T73"><text:line-break/></text:span><text:span text:style-name="T10"> <text:s text:c="9"/></text:span><text:span text:style-name="T40">)</text:span><text:span text:style-name="T10">,</text:span><text:span text:style-name="T73"><text:line-break/></text:span><text:span text:style-name="T10"> <text:s text:c="7"/></text:span><text:span text:style-name="T40">)</text:span><text:span text:style-name="T10">,</text:span><text:span text:style-name="T73"><text:line-break/></text:span><text:span text:style-name="T10"> <text:s text:c="5"/></text:span><text:span text:style-name="T40">)</text:span><text:span text:style-name="T73"><text:line-break/></text:span><text:span text:style-name="T40"> <text:s/>)</text:span><text:span text:style-name="T10">;</text:span><text:span text:style-name="T73"><text:line-break/></text:span><text:span text:style-name="T40">}</text:span><text:span text:style-name="T72"><text:line-break/></text:span></text:p>
      <text:p text:style-name="P3"><text:span text:style-name="T72">//aquí termina la parte que he editado</text:span></text:p>
      <text:p text:style-name="P3"><text:span text:style-name="T72"><text:line-break/></text:span><text:span text:style-name="T9">class </text:span><text:span text:style-name="T41">MyApp </text:span><text:span text:style-name="T9">extends </text:span><text:span text:style-name="T41">StatelessWidget {</text:span><text:span text:style-name="T72"><text:line-break/></text:span><text:span text:style-name="T41"> <text:s/></text:span><text:span text:style-name="T58">// This widget is the root of your application.</text:span><text:span text:style-name="T72"><text:line-break/></text:span><text:span text:style-name="T58"> <text:s/></text:span><text:span text:style-name="T62">@override</text:span><text:span text:style-name="T72"><text:line-break/></text:span><text:span text:style-name="T62"> <text:s/></text:span><text:span text:style-name="T41">Widget </text:span><text:span text:style-name="T31">build</text:span><text:span text:style-name="T41">(BuildContext context) {</text:span><text:span text:style-name="T72"><text:line-break/></text:span><text:span text:style-name="T41"> <text:s text:c="3"/></text:span><text:span text:style-name="T9">return </text:span><text:span text:style-name="T31">MaterialApp</text:span><text:span text:style-name="T41">(</text:span><text:span text:style-name="T72"><text:line-break/></text:span><text:span text:style-name="T41"> <text:s text:c="5"/>title: </text:span><text:span text:style-name="T18">'Flutter Demo'</text:span><text:span text:style-name="T9">,</text:span><text:span text:style-name="T72"><text:line-break/></text:span><text:span text:style-name="T9"> <text:s text:c="5"/></text:span><text:span text:style-name="T41">theme: </text:span><text:span text:style-name="T31">ThemeData</text:span><text:span text:style-name="T41">(</text:span><text:span text:style-name="T72"><text:line-break/></text:span><text:span text:style-name="T41"> <text:s text:c="7"/></text:span><text:span text:style-name="T58">// This is the theme of your application.</text:span><text:span text:style-name="T72"><text:line-break/></text:span><text:span text:style-name="T58"> <text:s text:c="7"/>//</text:span><text:span text:style-name="T72"><text:line-break/></text:span><text:span text:style-name="T58"> <text:s text:c="7"/>// Try running your application with "flutter run". You'll see the</text:span><text:span text:style-name="T72"><text:line-break/></text:span><text:span text:style-name="T58"> <text:s text:c="7"/>// application has a blue toolbar. Then, without quitting the app, try</text:span><text:span text:style-name="T72"><text:line-break/></text:span><text:span text:style-name="T58"> <text:s text:c="7"/>// changing the primarySwatch below to Colors.green and then invoke</text:span><text:span text:style-name="T72"><text:line-break/></text:span><text:span text:style-name="T58"> <text:s text:c="7"/>// "hot reload" (press "r" in the console where you ran "flutter run",</text:span><text:span text:style-name="T72"><text:line-break/></text:span><text:span text:style-name="T58"> <text:s text:c="7"/>// or simply save your changes to "hot reload" in a Flutter IDE).</text:span><text:span text:style-name="T72"><text:line-break/></text:span><text:span text:style-name="T58"> <text:s text:c="7"/>// Notice that the counter didn't reset back to zero; the application</text:span><text:span text:style-name="T72"><text:line-break/></text:span><text:span text:style-name="T58"> <text:s text:c="7"/>// is not restarted.</text:span><text:span text:style-name="T72"><text:line-break/></text:span><text:span text:style-name="T58"> <text:s text:c="7"/></text:span><text:span text:style-name="T41">primarySwatch: Colors.</text:span><text:span text:style-name="T53">blue</text:span><text:span text:style-name="T9">,</text:span><text:span text:style-name="T72"><text:line-break/></text:span><text:span text:style-name="T9"> <text:s text:c="5"/></text:span><text:span text:style-name="T41">)</text:span><text:span text:style-name="T9">,</text:span><text:span text:style-name="T72"><text:line-break/></text:span><text:span text:style-name="T9"> <text:s text:c="5"/></text:span><text:span text:style-name="T41">home: </text:span><text:span text:style-name="T31">MyHomePage</text:span><text:span text:style-name="T41">(title: </text:span><text:span text:style-name="T18">'Flutter Demo Home Page'</text:span><text:span text:style-name="T41">)</text:span><text:span text:style-name="T9">,</text:span><text:span text:style-name="T72"><text:line-break/></text:span><text:span text:style-name="T9"> <text:s text:c="3"/></text:span><text:span text:style-name="T41">)</text:span><text:span text:style-name="T9">;</text:span><text:span text:style-name="T72"><text:line-break/></text:span><text:span text:style-name="T9"> <text:s/></text:span><text:span text:style-name="T41">}</text:span><text:span text:style-name="T72"><text:line-break/></text:span><text:span text:style-name="T41">}</text:span><text:span text:style-name="T72"><text:line-break/><text:line-break/></text:span><text:span text:style-name="T9">class </text:span><text:span text:style-name="T41">MyHomePage </text:span><text:span text:style-name="T9">extends </text:span><text:span text:style-name="T41">StatefulWidget {</text:span><text:span text:style-name="T72"><text:line-break/></text:span><text:span text:style-name="T41"> <text:s/>MyHomePage({Key key</text:span><text:span text:style-name="T9">, this</text:span><text:span text:style-name="T41">.</text:span><text:span text:style-name="T54">title</text:span><text:span text:style-name="T41">}) : </text:span><text:span text:style-name="T9">super</text:span><text:span text:style-name="T41">(key: key)</text:span><text:span text:style-name="T9">;</text:span><text:span text:style-name="T72"><text:line-break/><text:line-break/></text:span><text:soft-page-break/><text:span text:style-name="T9"> <text:s/></text:span><text:span text:style-name="T58">// This widget is the home page of your application. It is stateful, meaning</text:span><text:span text:style-name="T72"><text:line-break/></text:span><text:span text:style-name="T58"> <text:s/>// that it has a State object (defined below) that contains fields that affect</text:span><text:span text:style-name="T72"><text:line-break/></text:span><text:span text:style-name="T58"> <text:s/>// how it looks.</text:span><text:span text:style-name="T72"><text:line-break/><text:line-break/></text:span><text:span text:style-name="T58"> <text:s/>// This class is the configuration for the state. It holds the values (in this</text:span><text:span text:style-name="T72"><text:line-break/></text:span><text:span text:style-name="T58"> <text:s/>// case the title) provided by the parent (in this case the App widget) and</text:span><text:span text:style-name="T72"><text:line-break/></text:span><text:span text:style-name="T58"> <text:s/>// used by the build method of the State. Fields in a Widget subclass are</text:span><text:span text:style-name="T72"><text:line-break/></text:span><text:span text:style-name="T58"> <text:s/>// always marked "final".</text:span><text:span text:style-name="T72"><text:line-break/><text:line-break/></text:span><text:span text:style-name="T58"> <text:s/></text:span><text:span text:style-name="T9">final </text:span><text:span text:style-name="T41">String </text:span><text:span text:style-name="T54">title</text:span><text:span text:style-name="T9">;</text:span><text:span text:style-name="T72"><text:line-break/><text:line-break/></text:span><text:span text:style-name="T9"> <text:s/></text:span><text:span text:style-name="T62">@override</text:span><text:span text:style-name="T72"><text:line-break/></text:span><text:span text:style-name="T62"> <text:s/></text:span><text:span text:style-name="T41">_MyHomePageState </text:span><text:span text:style-name="T31">createState</text:span><text:span text:style-name="T41">() =&gt; </text:span><text:span text:style-name="T31">_MyHomePageState</text:span><text:span text:style-name="T41">()</text:span><text:span text:style-name="T9">;</text:span><text:span text:style-name="T72"><text:line-break/></text:span><text:span text:style-name="T41">}</text:span><text:span text:style-name="T72"><text:line-break/><text:line-break/></text:span><text:span text:style-name="T9">class </text:span><text:span text:style-name="T41">_MyHomePageState </text:span><text:span text:style-name="T9">extends </text:span><text:span text:style-name="T41">State&lt;MyHomePage&gt; {</text:span><text:span text:style-name="T72"><text:line-break/></text:span><text:span text:style-name="T41"> <text:s/>int </text:span><text:span text:style-name="T54">_counter </text:span><text:span text:style-name="T41">= </text:span><text:span text:style-name="T66">0</text:span><text:span text:style-name="T9">;</text:span><text:span text:style-name="T72"><text:line-break/><text:line-break/></text:span><text:span text:style-name="T9"> <text:s/>void </text:span><text:span text:style-name="T31">_incrementCounter</text:span><text:span text:style-name="T41">() {</text:span><text:span text:style-name="T72"><text:line-break/></text:span><text:span text:style-name="T41"> <text:s text:c="3"/>setState(() {</text:span><text:span text:style-name="T72"><text:line-break/></text:span><text:span text:style-name="T41"> <text:s text:c="5"/></text:span><text:span text:style-name="T58">// This call to setState tells the Flutter framework that something has</text:span><text:span text:style-name="T72"><text:line-break/></text:span><text:span text:style-name="T58"> <text:s text:c="5"/>// changed in this State, which causes it to rerun the build method below</text:span><text:span text:style-name="T72"><text:line-break/></text:span><text:span text:style-name="T58"> <text:s text:c="5"/>// so that the display can reflect the updated values. If we changed</text:span><text:span text:style-name="T72"><text:line-break/></text:span><text:span text:style-name="T58"> <text:s text:c="5"/>// _counter without calling setState(), then the build method would not be</text:span><text:span text:style-name="T72"><text:line-break/></text:span><text:span text:style-name="T58"> <text:s text:c="5"/>// called again, and so nothing would appear to happen.</text:span><text:span text:style-name="T72"><text:line-break/></text:span><text:span text:style-name="T58"> <text:s text:c="5"/></text:span><text:span text:style-name="T54">_counter</text:span><text:span text:style-name="T41">++</text:span><text:span text:style-name="T9">;</text:span><text:span text:style-name="T72"><text:line-break/></text:span><text:span text:style-name="T9"> <text:s text:c="3"/></text:span><text:span text:style-name="T41">})</text:span><text:span text:style-name="T9">;</text:span><text:span text:style-name="T72"><text:line-break/></text:span><text:span text:style-name="T9"> <text:s/></text:span><text:span text:style-name="T41">}</text:span><text:span text:style-name="T72"><text:line-break/><text:line-break/></text:span><text:span text:style-name="T41"> <text:s/></text:span><text:span text:style-name="T62">@override</text:span><text:span text:style-name="T72"><text:line-break/></text:span><text:span text:style-name="T62"> <text:s/></text:span><text:span text:style-name="T41">Widget </text:span><text:span text:style-name="T31">build</text:span><text:span text:style-name="T41">(BuildContext context) {</text:span><text:span text:style-name="T72"><text:line-break/></text:span><text:span text:style-name="T41"> <text:s text:c="3"/></text:span><text:span text:style-name="T58">// This method is rerun every time setState is called, for instance as done</text:span><text:span text:style-name="T72"><text:line-break/></text:span><text:span text:style-name="T58"> <text:s text:c="3"/>// by the _incrementCounter method above.</text:span><text:span text:style-name="T72"><text:line-break/></text:span><text:span text:style-name="T58"> <text:s text:c="3"/>//</text:span><text:span text:style-name="T72"><text:line-break/></text:span><text:span text:style-name="T58"> <text:s text:c="3"/>// The Flutter framework has been optimized to make rerunning build methods</text:span><text:span text:style-name="T72"><text:line-break/></text:span><text:span text:style-name="T58"> <text:s text:c="3"/>// fast, so that you can just rebuild anything that needs updating rather</text:span><text:span text:style-name="T72"><text:line-break/></text:span><text:span text:style-name="T58"> <text:s text:c="3"/>// than having to individually change instances of widgets.</text:span><text:span text:style-name="T72"><text:line-break/></text:span><text:span text:style-name="T58"> <text:s text:c="3"/></text:span><text:span text:style-name="T9">return </text:span><text:span text:style-name="T31">Scaffold</text:span><text:span text:style-name="T41">(</text:span><text:span text:style-name="T72"><text:line-break/></text:span><text:span text:style-name="T41"> <text:s text:c="5"/>appBar: </text:span><text:span text:style-name="T31">AppBar</text:span><text:span text:style-name="T41">(</text:span><text:span text:style-name="T72"><text:line-break/></text:span><text:span text:style-name="T41"> <text:s text:c="7"/></text:span><text:span text:style-name="T58">// Here we take the value from the MyHomePage object that was created by</text:span><text:span text:style-name="T72"><text:line-break/></text:span><text:span text:style-name="T58"> <text:s text:c="7"/>// the App.build method, and use it to set our appbar title.</text:span><text:span text:style-name="T72"><text:line-break/></text:span><text:span text:style-name="T58"> <text:s text:c="7"/></text:span><text:span text:style-name="T41">title: </text:span><text:span text:style-name="T31">Text</text:span><text:span text:style-name="T41">(</text:span><text:span text:style-name="T54">widget</text:span><text:span text:style-name="T41">.</text:span><text:span text:style-name="T54">title</text:span><text:span text:style-name="T41">)</text:span><text:span text:style-name="T9">,</text:span><text:span text:style-name="T72"><text:line-break/></text:span><text:span text:style-name="T9"> <text:s text:c="5"/></text:span><text:span text:style-name="T41">)</text:span><text:span text:style-name="T9">,</text:span><text:span text:style-name="T72"><text:line-break/></text:span><text:span text:style-name="T9"> <text:s text:c="5"/></text:span><text:span text:style-name="T41">body: </text:span><text:span text:style-name="T31">Center</text:span><text:span text:style-name="T41">(</text:span><text:span text:style-name="T72"><text:line-break/></text:span><text:span text:style-name="T41"> <text:s text:c="7"/></text:span><text:span text:style-name="T58">// Center is a layout widget. It takes a single child and positions it</text:span><text:span text:style-name="T72"><text:line-break/></text:span><text:span text:style-name="T58"> <text:s text:c="7"/>// in the middle of the parent.</text:span><text:span text:style-name="T72"><text:line-break/></text:span><text:span text:style-name="T58"> <text:s text:c="7"/></text:span><text:span text:style-name="T41">child: </text:span><text:span text:style-name="T31">Column</text:span><text:span text:style-name="T41">(</text:span><text:span text:style-name="T72"><text:line-break/></text:span><text:span text:style-name="T41"> <text:s text:c="9"/></text:span><text:span text:style-name="T58">// Column is also a layout widget. It takes a list of children and</text:span><text:span text:style-name="T72"><text:line-break/></text:span><text:span text:style-name="T58"> <text:s text:c="9"/>// arranges them vertically. By default, it sizes itself to fit its</text:span><text:span text:style-name="T72"><text:line-break/></text:span><text:span text:style-name="T58"> <text:s text:c="9"/>// children horizontally, and tries to be as tall as its parent.</text:span><text:span text:style-name="T72"><text:line-break/></text:span><text:span text:style-name="T58"> <text:s text:c="9"/>//</text:span><text:span text:style-name="T72"><text:line-break/></text:span><text:span text:style-name="T58"> <text:s text:c="9"/>// Invoke "debug painting" (press "p" in the console, choose the</text:span><text:span text:style-name="T72"><text:line-break/></text:span><text:span text:style-name="T58"> <text:s text:c="9"/>// "Toggle Debug Paint" action from the Flutter Inspector in Android</text:span><text:span text:style-name="T72"><text:line-break/></text:span><text:span text:style-name="T58"> <text:s text:c="9"/>// Studio, or the "Toggle Debug Paint" command in Visual Studio Code)</text:span><text:span text:style-name="T72"><text:line-break/></text:span><text:span text:style-name="T58"> <text:s text:c="9"/>// to see the wireframe for each widget.</text:span><text:span text:style-name="T72"><text:line-break/></text:span><text:span text:style-name="T58"> <text:s text:c="9"/>//</text:span><text:span text:style-name="T72"><text:line-break/></text:span><text:soft-page-break/><text:span text:style-name="T58"> <text:s text:c="9"/>// Column has various properties to control how it sizes itself and</text:span><text:span text:style-name="T72"><text:line-break/></text:span><text:span text:style-name="T58"> <text:s text:c="9"/>// how it positions its children. Here we use mainAxisAlignment to</text:span><text:span text:style-name="T72"><text:line-break/></text:span><text:span text:style-name="T58"> <text:s text:c="9"/>// center the children vertically; the main axis here is the vertical</text:span><text:span text:style-name="T72"><text:line-break/></text:span><text:span text:style-name="T58"> <text:s text:c="9"/>// axis because Columns are vertical (the cross axis would be</text:span><text:span text:style-name="T72"><text:line-break/></text:span><text:span text:style-name="T58"> <text:s text:c="9"/>// horizontal).</text:span><text:span text:style-name="T72"><text:line-break/></text:span><text:span text:style-name="T58"> <text:s text:c="9"/></text:span><text:span text:style-name="T41">mainAxisAlignment: MainAxisAlignment.</text:span><text:span text:style-name="T54">center</text:span><text:span text:style-name="T9">,</text:span><text:span text:style-name="T72"><text:line-break/></text:span><text:span text:style-name="T9"> <text:s text:c="9"/></text:span><text:span text:style-name="T41">children: &lt;Widget&gt;[</text:span><text:span text:style-name="T72"><text:line-break/></text:span><text:span text:style-name="T41"> <text:s text:c="11"/></text:span><text:span text:style-name="T31">Text</text:span><text:span text:style-name="T41">(</text:span><text:span text:style-name="T72"><text:line-break/></text:span><text:span text:style-name="T41"> <text:s text:c="13"/></text:span><text:span text:style-name="T18">'You have pushed the button this many times:'</text:span><text:span text:style-name="T9">,</text:span><text:span text:style-name="T72"><text:line-break/></text:span><text:span text:style-name="T9"> <text:s text:c="11"/></text:span><text:span text:style-name="T41">)</text:span><text:span text:style-name="T9">,</text:span><text:span text:style-name="T72"><text:line-break/></text:span><text:span text:style-name="T9"> <text:s text:c="11"/></text:span><text:span text:style-name="T31">Text</text:span><text:span text:style-name="T41">(</text:span><text:span text:style-name="T72"><text:line-break/></text:span><text:span text:style-name="T41"> <text:s text:c="13"/></text:span><text:span text:style-name="T18">'</text:span><text:span text:style-name="T41">$</text:span><text:span text:style-name="T54">_counter</text:span><text:span text:style-name="T18">'</text:span><text:span text:style-name="T9">,</text:span><text:span text:style-name="T72"><text:line-break/></text:span><text:span text:style-name="T9"> <text:s text:c="13"/></text:span><text:span text:style-name="T41">style: Theme.</text:span><text:span text:style-name="T32">of</text:span><text:span text:style-name="T41">(context).</text:span><text:span text:style-name="T54">textTheme</text:span><text:span text:style-name="T41">.</text:span><text:span text:style-name="T54">headline4</text:span><text:span text:style-name="T9">,</text:span><text:span text:style-name="T72"><text:line-break/></text:span><text:span text:style-name="T9"> <text:s text:c="11"/></text:span><text:span text:style-name="T41">)</text:span><text:span text:style-name="T9">,</text:span><text:span text:style-name="T72"><text:line-break/></text:span><text:span text:style-name="T9"> <text:s text:c="9"/></text:span><text:span text:style-name="T41">]</text:span><text:span text:style-name="T9">,</text:span><text:span text:style-name="T72"><text:line-break/></text:span><text:span text:style-name="T9"> <text:s text:c="7"/></text:span><text:span text:style-name="T41">)</text:span><text:span text:style-name="T9">,</text:span><text:span text:style-name="T72"><text:line-break/></text:span><text:span text:style-name="T9"> <text:s text:c="5"/></text:span><text:span text:style-name="T41">)</text:span><text:span text:style-name="T9">,</text:span><text:span text:style-name="T72"><text:line-break/></text:span><text:span text:style-name="T9"> <text:s text:c="5"/></text:span><text:span text:style-name="T41">floatingActionButton: </text:span><text:span text:style-name="T31">FloatingActionButton</text:span><text:span text:style-name="T41">(</text:span><text:span text:style-name="T72"><text:line-break/></text:span><text:span text:style-name="T41"> <text:s text:c="7"/>onPressed: _incrementCounter</text:span><text:span text:style-name="T9">,</text:span><text:span text:style-name="T72"><text:line-break/></text:span><text:span text:style-name="T9"> <text:s text:c="7"/></text:span><text:span text:style-name="T41">tooltip: </text:span><text:span text:style-name="T18">'Increment'</text:span><text:span text:style-name="T9">,</text:span><text:span text:style-name="T72"><text:line-break/></text:span><text:span text:style-name="T9"> <text:s text:c="7"/></text:span><text:span text:style-name="T41">child: </text:span><text:span text:style-name="T31">Icon</text:span><text:span text:style-name="T41">(Icons.</text:span><text:span text:style-name="T53">add</text:span><text:span text:style-name="T41">)</text:span><text:span text:style-name="T9">,</text:span><text:span text:style-name="T72"><text:line-break/></text:span><text:span text:style-name="T9"> <text:s text:c="5"/></text:span><text:span text:style-name="T41">)</text:span><text:span text:style-name="T9">, </text:span><text:span text:style-name="T58">// This trailing comma makes auto-formatting nicer for build methods.</text:span><text:span text:style-name="T72"><text:line-break/></text:span><text:span text:style-name="T58"> <text:s text:c="3"/></text:span><text:span text:style-name="T41">)</text:span><text:span text:style-name="T9">;</text:span><text:span text:style-name="T72"><text:line-break/></text:span><text:span text:style-name="T9"> <text:s/></text:span><text:span text:style-name="T41">}</text:span><text:span text:style-name="T72"><text:line-break/></text:span><text:span text:style-name="T41">}</text:span><text:span text:style-name="T72"><text:line-break/>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" svg:font-family="Roboto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2T23:35:25.440000000</meta:creation-date>
    <dc:date>2020-11-22T23:37:56.933000000</dc:date>
    <meta:editing-duration>PT2M32S</meta:editing-duration>
    <meta:editing-cycles>1</meta:editing-cycles>
    <meta:document-statistic meta:table-count="0" meta:image-count="0" meta:object-count="0" meta:page-count="3" meta:paragraph-count="5" meta:word-count="655" meta:character-count="4953" meta:non-whitespace-character-count="3511"/>
    <meta:generator>LibreOffice/6.4.0.3$Windows_X86_64 LibreOffice_project/b0a288ab3d2d4774cb44b62f04d5d28733ac6df8</meta:generator>
  </office:meta>
</office:document-meta>
</file>